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7E000001ED6EA89F16890D56DB.jpg" manifest:media-type="image/jpeg"/>
  <manifest:file-entry manifest:full-path="Pictures/1000016F0000016800000168F56D351B0FA3B470.gif" manifest:media-type="image/gif"/>
  <manifest:file-entry manifest:full-path="Pictures/10000017000001D20000010229381520ED51873C.gif" manifest:media-type="image/gif"/>
  <manifest:file-entry manifest:full-path="Pictures/100000080000018600000152C8A5F2536B9F48FA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4.675cm" fo:min-width="22.714cm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40pt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1"><text:span text:style-name="T1"><text:s text:c="20"/></text:span><text:span text:style-name="T1">PARÂMETROS</text:span></text:p>
          </draw:text-box>
        </draw:frame>
        <draw:frame draw:style-name="gr2" draw:layer="layout" svg:width="25.859cm" svg:height="16.253cm" svg:x="1.141cm" svg:y="4.247cm">
          <draw:image xlink:href="Pictures/100000000000027E000001ED6EA89F16890D56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4"><text:span text:style-name="T1"><text:s text:c="11"/></text:span><text:span text:style-name="T1">EXEMPLO TRIÂNGULO</text:span></text:p>
          </draw:text-box>
        </draw:frame>
        <draw:frame draw:style-name="gr2" draw:layer="layout" svg:width="14.727cm" svg:height="14.727cm" svg:x="7.5cm" svg:y="5.773cm">
          <draw:image xlink:href="Pictures/1000016F0000016800000168F56D351B0FA3B47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4"><text:span text:style-name="T1"><text:s text:c="11"/></text:span><text:span text:style-name="T1">EXEMPLO CINEMA</text:span></text:p>
          </draw:text-box>
        </draw:frame>
        <draw:frame draw:style-name="gr2" draw:layer="layout" svg:width="21.923cm" svg:height="12.136cm" svg:x="3.085cm" svg:y="6.764cm">
          <draw:image xlink:href="Pictures/10000017000001D20000010229381520ED51873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2.393cm" svg:y="1.029cm">
          <draw:text-box>
            <text:p text:style-name="P1"><text:span text:style-name="T1"><text:s text:c="6"/></text:span><text:span text:style-name="T1">EXERCÍCIO CALCULADORA</text:span></text:p>
          </draw:text-box>
        </draw:frame>
        <draw:frame draw:style-name="gr2" draw:layer="layout" svg:width="10.318cm" svg:height="8.942cm" svg:x="9.076cm" svg:y="4.291cm">
          <draw:image xlink:href="Pictures/100000080000018600000152C8A5F2536B9F48FA.gif" xlink:type="simple" xlink:show="embed" xlink:actuate="onLoad">
            <text:p/>
          </draw:image>
        </draw:frame>
        <draw:frame draw:style-name="gr4" draw:text-style-name="P7" draw:layer="layout" svg:width="23.4cm" svg:height="5.172cm" svg:x="2.915cm" svg:y="14.495cm">
          <draw:text-box>
            <text:p text:style-name="P6">Criar a classe Calculadora, está deverá ter os métodos que recebem parâmetros,</text:p>
            <text:p text:style-name="P6">realizam o calculo e demonstram o resultado.</text:p>
            <text:p text:style-name="P6"/>
            <text:p text:style-name="P6">somar</text:p>
            <text:p text:style-name="P6">subtrair</text:p>
            <text:p text:style-name="P6">multiplicar</text:p>
            <text:p text:style-name="P6">dividi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style:writing-mode="lr-tb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40M8S</meta:editing-duration>
    <meta:editing-cycles>12</meta:editing-cycles>
    <meta:generator>LibreOffice/5.3.2.2$Windows_x86 LibreOffice_project/6cd4f1ef626f15116896b1d8e1398b56da0d0ee1</meta:generator>
    <dc:date>2017-05-27T17:11:05.868000000</dc:date>
    <meta:document-statistic meta:object-count="38"/>
  </office:meta>
</office:document-meta>
</file>